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AYMENTS1" style:family="table">
      <style:table-properties style:width="16.99cm" fo:margin-left="0cm" fo:margin-right="0.011cm" table:align="margins" table:border-model="separating"/>
    </style:style>
    <style:style style:name="PAYMENTS1.A" style:family="table-column">
      <style:table-column-properties style:column-width="4.965cm" style:rel-column-width="19152*"/>
    </style:style>
    <style:style style:name="PAYMENTS1.B" style:family="table-column">
      <style:table-column-properties style:column-width="0.129cm" style:rel-column-width="496*"/>
    </style:style>
    <style:style style:name="PAYMENTS1.C" style:family="table-column">
      <style:table-column-properties style:column-width="2.385cm" style:rel-column-width="9198*"/>
    </style:style>
    <style:style style:name="PAYMENTS1.D" style:family="table-column">
      <style:table-column-properties style:column-width="0.859cm" style:rel-column-width="3313*"/>
    </style:style>
    <style:style style:name="PAYMENTS1.E" style:family="table-column">
      <style:table-column-properties style:column-width="1.069cm" style:rel-column-width="4123*"/>
    </style:style>
    <style:style style:name="PAYMENTS1.F" style:family="table-column">
      <style:table-column-properties style:column-width="0.529cm" style:rel-column-width="2041*"/>
    </style:style>
    <style:style style:name="PAYMENTS1.G" style:family="table-column">
      <style:table-column-properties style:column-width="1.048cm" style:rel-column-width="4041*"/>
    </style:style>
    <style:style style:name="PAYMENTS1.H" style:family="table-column">
      <style:table-column-properties style:column-width="0.709cm" style:rel-column-width="2735*"/>
    </style:style>
    <style:style style:name="PAYMENTS1.I" style:family="table-column">
      <style:table-column-properties style:column-width="2.635cm" style:rel-column-width="10165*"/>
    </style:style>
    <style:style style:name="PAYMENTS1.J" style:family="table-column">
      <style:table-column-properties style:column-width="1.6cm" style:rel-column-width="6171*"/>
    </style:style>
    <style:style style:name="PAYMENTS1.K" style:family="table-column">
      <style:table-column-properties style:column-width="0.926cm" style:rel-column-width="3572*"/>
    </style:style>
    <style:style style:name="PAYMENTS1.L" style:family="table-column">
      <style:table-column-properties style:column-width="0.138cm" style:rel-column-width="528*"/>
    </style:style>
    <style:style style:name="PAYMENTS1.A1" style:family="table-cell">
      <style:table-cell-properties fo:padding="0cm" fo:border-left="0.088cm solid #000000" fo:border-right="none" fo:border-top="0.088cm solid #000000" fo:border-bottom="0.088cm solid #000000"/>
    </style:style>
    <style:style style:name="PAYMENTS1.B1" style:family="table-cell">
      <style:table-cell-properties fo:padding="0cm" fo:border-left="0.088cm solid #000000" fo:border-right="0.088cm solid #000000" fo:border-top="0.088cm solid #000000" fo:border-bottom="none"/>
    </style:style>
    <style:style style:name="PAYMENTS1.2" style:family="table-row">
      <style:table-row-properties style:min-row-height="0.314cm"/>
    </style:style>
    <style:style style:name="PAYMENTS1.B2" style:family="table-cell">
      <style:table-cell-properties style:vertical-align="" fo:padding="0cm" fo:border-left="0.088cm solid #000000" fo:border-right="0.088cm solid #000000" fo:border-top="none" fo:border-bottom="none"/>
    </style:style>
    <style:style style:name="PAYMENTS1.3" style:family="table-row">
      <style:table-row-properties style:min-row-height="0.601cm"/>
    </style:style>
    <style:style style:name="PAYMENTS1.B3" style:family="table-cell">
      <style:table-cell-properties style:vertical-align="" fo:padding="0cm" fo:border-left="0.088cm solid #000000" fo:border-right="none" fo:border-top="none" fo:border-bottom="none"/>
    </style:style>
    <style:style style:name="PAYMENTS1.C3" style:family="table-cell">
      <style:table-cell-properties style:vertical-align="middle" fo:padding="0cm" fo:border="0.002cm solid #000000"/>
    </style:style>
    <style:style style:name="PAYMENTS1.F3" style:family="table-cell">
      <style:table-cell-properties style:vertical-align="" fo:padding="0cm" fo:border="none"/>
    </style:style>
    <style:style style:name="PAYMENTS1.L3" style:family="table-cell">
      <style:table-cell-properties style:vertical-align="" fo:padding="0cm" fo:border-left="none" fo:border-right="0.088cm solid #000000" fo:border-top="none" fo:border-bottom="none"/>
    </style:style>
    <style:style style:name="PAYMENTS1.B4" style:family="table-cell">
      <style:table-cell-properties fo:padding="0cm" fo:border-left="0.088cm solid #000000" fo:border-right="0.088cm solid #000000" fo:border-top="none" fo:border-bottom="none"/>
    </style:style>
    <style:style style:name="PAYMENTS1.5" style:family="table-row">
      <style:table-row-properties style:min-row-height="0.624cm"/>
    </style:style>
    <style:style style:name="PAYMENTS1.B5" style:family="table-cell">
      <style:table-cell-properties style:vertical-align="middle" fo:padding="0cm" fo:border-left="0.088cm solid #000000" fo:border-right="none" fo:border-top="none" fo:border-bottom="none"/>
    </style:style>
    <style:style style:name="PAYMENTS1.I5" style:family="table-cell">
      <style:table-cell-properties style:vertical-align="middle" fo:padding="0.049cm" fo:border="0.002cm solid #000000"/>
    </style:style>
    <style:style style:name="PAYMENTS1.L5" style:family="table-cell">
      <style:table-cell-properties fo:padding="0cm" fo:border-left="none" fo:border-right="0.088cm solid #000000" fo:border-top="none" fo:border-bottom="none"/>
    </style:style>
    <style:style style:name="PAYMENTS1.6" style:family="table-row">
      <style:table-row-properties style:min-row-height="0.335cm"/>
    </style:style>
    <style:style style:name="PAYMENTS1.7" style:family="table-row">
      <style:table-row-properties style:min-row-height="0.619cm"/>
    </style:style>
    <style:style style:name="PAYMENTS1.B7" style:family="table-cell">
      <style:table-cell-properties style:vertical-align="bottom" fo:padding="0cm" fo:border-left="0.088cm solid #000000" fo:border-right="none" fo:border-top="none" fo:border-bottom="none"/>
    </style:style>
    <style:style style:name="PAYMENTS1.B10" style:family="table-cell">
      <style:table-cell-properties fo:padding="0cm" fo:border-left="0.088cm solid #000000" fo:border-right="none" fo:border-top="none" fo:border-bottom="none"/>
    </style:style>
    <style:style style:name="PAYMENTS1.E10" style:family="table-cell">
      <style:table-cell-properties style:vertical-align="middle" fo:padding="0cm" fo:border-left="none" fo:border-right="0.088cm solid #000000" fo:border-top="none" fo:border-bottom="none"/>
    </style:style>
    <style:style style:name="PAYMENTS1.12" style:family="table-row">
      <style:table-row-properties style:min-row-height="0.526cm"/>
    </style:style>
    <style:style style:name="PAYMENTS1.D12" style:family="table-cell">
      <style:table-cell-properties style:vertical-align="middle" fo:padding="0cm" fo:border="none"/>
    </style:style>
    <style:style style:name="PAYMENTS1.15" style:family="table-row">
      <style:table-row-properties style:min-row-height="0.58cm"/>
    </style:style>
    <style:style style:name="PAYMENTS1.B15" style:family="table-cell">
      <style:table-cell-properties fo:padding="0cm" fo:border-left="0.088cm solid #000000" fo:border-right="0.088cm solid #000000" fo:border-top="none" fo:border-bottom="0.088cm solid #000000"/>
    </style:style>
    <style:style style:name="PAYMENTS2" style:family="table">
      <style:table-properties style:width="16.99cm" fo:margin-left="0cm" fo:margin-right="0.011cm" table:align="margins" table:border-model="separating"/>
    </style:style>
    <style:style style:name="PAYMENTS2.A" style:family="table-column">
      <style:table-column-properties style:column-width="4.965cm" style:rel-column-width="19152*"/>
    </style:style>
    <style:style style:name="PAYMENTS2.B" style:family="table-column">
      <style:table-column-properties style:column-width="0.129cm" style:rel-column-width="496*"/>
    </style:style>
    <style:style style:name="PAYMENTS2.C" style:family="table-column">
      <style:table-column-properties style:column-width="2.385cm" style:rel-column-width="9198*"/>
    </style:style>
    <style:style style:name="PAYMENTS2.D" style:family="table-column">
      <style:table-column-properties style:column-width="0.859cm" style:rel-column-width="3313*"/>
    </style:style>
    <style:style style:name="PAYMENTS2.E" style:family="table-column">
      <style:table-column-properties style:column-width="1.069cm" style:rel-column-width="4123*"/>
    </style:style>
    <style:style style:name="PAYMENTS2.F" style:family="table-column">
      <style:table-column-properties style:column-width="0.529cm" style:rel-column-width="2041*"/>
    </style:style>
    <style:style style:name="PAYMENTS2.G" style:family="table-column">
      <style:table-column-properties style:column-width="1.048cm" style:rel-column-width="4041*"/>
    </style:style>
    <style:style style:name="PAYMENTS2.H" style:family="table-column">
      <style:table-column-properties style:column-width="0.709cm" style:rel-column-width="2735*"/>
    </style:style>
    <style:style style:name="PAYMENTS2.I" style:family="table-column">
      <style:table-column-properties style:column-width="2.635cm" style:rel-column-width="10165*"/>
    </style:style>
    <style:style style:name="PAYMENTS2.J" style:family="table-column">
      <style:table-column-properties style:column-width="1.6cm" style:rel-column-width="6171*"/>
    </style:style>
    <style:style style:name="PAYMENTS2.K" style:family="table-column">
      <style:table-column-properties style:column-width="0.926cm" style:rel-column-width="3572*"/>
    </style:style>
    <style:style style:name="PAYMENTS2.L" style:family="table-column">
      <style:table-column-properties style:column-width="0.138cm" style:rel-column-width="528*"/>
    </style:style>
    <style:style style:name="PAYMENTS2.A1" style:family="table-cell">
      <style:table-cell-properties fo:padding="0cm" fo:border-left="0.088cm solid #000000" fo:border-right="none" fo:border-top="none" fo:border-bottom="0.088cm solid #000000"/>
    </style:style>
    <style:style style:name="PAYMENTS2.B1" style:family="table-cell">
      <style:table-cell-properties fo:padding="0cm" fo:border-left="0.088cm solid #000000" fo:border-right="0.088cm solid #000000" fo:border-top="none" fo:border-bottom="none"/>
    </style:style>
    <style:style style:name="PAYMENTS2.2" style:family="table-row">
      <style:table-row-properties style:min-row-height="0.314cm"/>
    </style:style>
    <style:style style:name="PAYMENTS2.B2" style:family="table-cell">
      <style:table-cell-properties style:vertical-align="" fo:padding="0cm" fo:border-left="0.088cm solid #000000" fo:border-right="0.088cm solid #000000" fo:border-top="none" fo:border-bottom="none"/>
    </style:style>
    <style:style style:name="PAYMENTS2.3" style:family="table-row">
      <style:table-row-properties style:min-row-height="0.601cm"/>
    </style:style>
    <style:style style:name="PAYMENTS2.B3" style:family="table-cell">
      <style:table-cell-properties style:vertical-align="" fo:padding="0cm" fo:border-left="0.088cm solid #000000" fo:border-right="none" fo:border-top="none" fo:border-bottom="none"/>
    </style:style>
    <style:style style:name="PAYMENTS2.C3" style:family="table-cell">
      <style:table-cell-properties style:vertical-align="middle" fo:padding="0cm" fo:border="0.002cm solid #000000"/>
    </style:style>
    <style:style style:name="PAYMENTS2.F3" style:family="table-cell">
      <style:table-cell-properties style:vertical-align="" fo:padding="0cm" fo:border="none"/>
    </style:style>
    <style:style style:name="PAYMENTS2.L3" style:family="table-cell">
      <style:table-cell-properties style:vertical-align="" fo:padding="0cm" fo:border-left="none" fo:border-right="0.088cm solid #000000" fo:border-top="none" fo:border-bottom="none"/>
    </style:style>
    <style:style style:name="PAYMENTS2.5" style:family="table-row">
      <style:table-row-properties style:min-row-height="0.624cm"/>
    </style:style>
    <style:style style:name="PAYMENTS2.B5" style:family="table-cell">
      <style:table-cell-properties style:vertical-align="middle" fo:padding="0cm" fo:border-left="0.088cm solid #000000" fo:border-right="none" fo:border-top="none" fo:border-bottom="none"/>
    </style:style>
    <style:style style:name="PAYMENTS2.L5" style:family="table-cell">
      <style:table-cell-properties fo:padding="0cm" fo:border-left="none" fo:border-right="0.088cm solid #000000" fo:border-top="none" fo:border-bottom="none"/>
    </style:style>
    <style:style style:name="PAYMENTS2.6" style:family="table-row">
      <style:table-row-properties style:min-row-height="0.335cm"/>
    </style:style>
    <style:style style:name="PAYMENTS2.7" style:family="table-row">
      <style:table-row-properties style:min-row-height="0.619cm"/>
    </style:style>
    <style:style style:name="PAYMENTS2.B7" style:family="table-cell">
      <style:table-cell-properties style:vertical-align="bottom" fo:padding="0cm" fo:border-left="0.088cm solid #000000" fo:border-right="none" fo:border-top="none" fo:border-bottom="none"/>
    </style:style>
    <style:style style:name="PAYMENTS2.B10" style:family="table-cell">
      <style:table-cell-properties fo:padding="0cm" fo:border-left="0.088cm solid #000000" fo:border-right="none" fo:border-top="none" fo:border-bottom="none"/>
    </style:style>
    <style:style style:name="PAYMENTS2.E10" style:family="table-cell">
      <style:table-cell-properties style:vertical-align="middle" fo:padding="0cm" fo:border-left="none" fo:border-right="0.088cm solid #000000" fo:border-top="none" fo:border-bottom="none"/>
    </style:style>
    <style:style style:name="PAYMENTS2.12" style:family="table-row">
      <style:table-row-properties style:min-row-height="0.526cm"/>
    </style:style>
    <style:style style:name="PAYMENTS2.D12" style:family="table-cell">
      <style:table-cell-properties style:vertical-align="middle" fo:padding="0cm" fo:border="none"/>
    </style:style>
    <style:style style:name="PAYMENTS2.15" style:family="table-row">
      <style:table-row-properties style:min-row-height="0.58cm"/>
    </style:style>
    <style:style style:name="PAYMENTS2.B15" style:family="table-cell">
      <style:table-cell-properties fo:padding="0cm" fo:border-left="0.088cm solid #000000" fo:border-right="0.088cm solid #000000" fo:border-top="none" fo:border-bottom="0.088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Times New Roman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size="9pt" style:font-size-asian="9pt" style:font-size-complex="9pt"/>
    </style:style>
    <style:style style:name="P4" style:family="paragraph" style:parent-style-name="Table_20_Contents">
      <style:text-properties style:font-name="Times New Roman"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margin-left="0.215cm" fo:margin-right="0cm" fo:text-indent="0cm" style:auto-text-indent="false" text:number-lines="false" text:line-number="0">
        <style:tab-stops>
          <style:tab-stop style:position="0.215cm"/>
        </style:tab-stops>
      </style:paragraph-properties>
      <style:text-properties style:font-name="Times New Roman" fo:font-size="7pt" style:font-size-asian="7pt" style:font-size-complex="7pt"/>
    </style:style>
    <style:style style:name="P7" style:family="paragraph" style:parent-style-name="Table_20_Contents">
      <style:paragraph-properties loext:contextual-spacing="false" fo:margin-top="0cm" fo:margin-bottom="0.051cm"/>
      <style:text-properties style:font-name="Times New Roman" fo:font-size="9pt" style:font-size-asian="9pt" style:font-size-complex="9pt"/>
    </style:style>
    <style:style style:name="P8" style:family="paragraph" style:parent-style-name="Table_20_Contents">
      <style:paragraph-properties loext:contextual-spacing="false" fo:margin-top="0cm" fo:margin-bottom="0.076cm" fo:text-align="start" style:justify-single-word="false"/>
      <style:text-properties style:font-name="Times New Roman1" fo:font-size="7pt" style:font-size-asian="9pt" style:font-size-complex="9pt"/>
    </style:style>
    <style:style style:name="P9" style:family="paragraph" style:parent-style-name="Table_20_Contents">
      <style:paragraph-properties loext:contextual-spacing="false" fo:margin-top="0cm" fo:margin-bottom="0.076cm"/>
      <style:text-properties style:font-name="Times New Roman" fo:font-size="7pt" style:font-size-asian="7pt" style:font-size-complex="7pt"/>
    </style:style>
    <style:style style:name="P10" style:family="paragraph" style:parent-style-name="Table_20_Contents">
      <style:paragraph-properties loext:contextual-spacing="false" fo:margin-top="0cm" fo:margin-bottom="0.102cm" fo:text-align="center" style:justify-single-word="false"/>
      <style:text-properties style:font-name="Times New Roman1" fo:font-size="7pt" style:font-size-asian="7pt" style:font-size-complex="7pt"/>
    </style:style>
    <style:style style:name="P11" style:family="paragraph" style:parent-style-name="Table_20_Contents">
      <style:paragraph-properties loext:contextual-spacing="false" fo:margin-top="0cm" fo:margin-bottom="0.152cm" fo:text-align="start" style:justify-single-word="false"/>
    </style:style>
    <style:style style:name="P12" style:family="paragraph" style:parent-style-name="Table_20_Contents">
      <style:paragraph-properties loext:contextual-spacing="false" fo:margin-top="0.076cm" fo:margin-bottom="0cm" fo:text-align="start" style:justify-single-word="false"/>
      <style:text-properties fo:color="#000000" style:font-name="Times New Roman"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Table_20_Contents">
      <style:paragraph-properties loext:contextual-spacing="false" fo:margin-top="0.076cm" fo:margin-bottom="0cm" fo:text-align="center" style:justify-single-word="false"/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loext:contextual-spacing="false" fo:margin-top="0.051cm" fo:margin-bottom="0.051cm"/>
      <style:text-properties style:font-name="Times New Roman" fo:font-size="9pt" style:font-size-asian="9pt" style:font-size-complex="9pt"/>
    </style:style>
    <style:style style:name="P15" style:family="paragraph" style:parent-style-name="Text_20_body">
      <style:paragraph-properties loext:contextual-spacing="false" fo:margin-top="0cm" fo:margin-bottom="0.007cm"/>
      <style:text-properties fo:color="#000000" style:font-name="Arial1" fo:font-size="11pt" style:font-size-asian="9pt" style:font-size-complex="9pt"/>
    </style:style>
    <style:style style:name="P16" style:family="paragraph" style:parent-style-name="Text_20_body">
      <style:paragraph-properties loext:contextual-spacing="false" fo:margin-top="0cm" fo:margin-bottom="0.007cm" fo:text-align="center" style:justify-single-word="false"/>
      <style:text-properties style:font-name="Times New Roman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loext:contextual-spacing="false" fo:margin-top="0cm" fo:margin-bottom="0.025cm"/>
      <style:text-properties fo:color="#000000" style:font-name="Arial1" fo:font-size="11pt" style:font-size-asian="9pt" style:font-size-complex="9pt"/>
    </style:style>
    <style:style style:name="P18" style:family="paragraph" style:parent-style-name="Table_20_Contents">
      <style:paragraph-properties loext:contextual-spacing="false" fo:margin-top="0cm" fo:margin-bottom="0.127cm"/>
      <style:text-properties style:font-name="Times New Roman1" fo:font-size="7pt" style:font-size-asian="9pt" style:font-size-complex="9pt"/>
    </style:style>
    <style:style style:name="P19" style:family="paragraph" style:parent-style-name="Table_20_Contents">
      <style:paragraph-properties loext:contextual-spacing="false" fo:margin-top="0cm" fo:margin-bottom="0cm" fo:text-align="center" style:justify-single-word="false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loext:contextual-spacing="false" fo:margin-top="0cm" fo:margin-bottom="0cm"/>
      <style:text-properties style:font-name="Times New Roman1" fo:font-size="9pt" style:font-size-asian="9pt" style:font-size-complex="9pt"/>
    </style:style>
    <style:style style:name="P21" style:family="paragraph" style:parent-style-name="Table_20_Contents">
      <style:paragraph-properties loext:contextual-spacing="false" fo:margin-top="0cm" fo:margin-bottom="0cm"/>
      <style:text-properties style:font-name="Times New Roman" fo:font-size="9pt" style:font-size-asian="9pt" style:font-size-complex="9pt"/>
    </style:style>
    <style:style style:name="P22" style:family="paragraph" style:parent-style-name="Table_20_Contents">
      <style:paragraph-properties loext:contextual-spacing="false" fo:margin-top="0cm" fo:margin-bottom="0cm" fo:text-align="end" style:justify-single-word="false"/>
      <style:text-properties style:font-name="Times New Roman" fo:font-size="9pt" style:font-size-asian="9pt" style:font-size-complex="9pt"/>
    </style:style>
    <style:style style:name="P23" style:family="paragraph" style:parent-style-name="Table_20_Contents">
      <style:paragraph-properties loext:contextual-spacing="false" fo:margin-top="0cm" fo:margin-bottom="0cm"/>
      <style:text-properties style:font-name="Times New Roman" fo:font-size="9pt" fo:background-color="transparent" style:font-size-asian="9pt" style:font-size-complex="9pt"/>
    </style:style>
    <style:style style:name="P24" style:family="paragraph" style:parent-style-name="Table_20_Contents">
      <style:paragraph-properties loext:contextual-spacing="false" fo:margin-top="0cm" fo:margin-bottom="0cm" fo:text-align="end" style:justify-single-word="false"/>
      <style:text-properties style:font-name="Times New Roman" fo:font-size="9pt" fo:background-color="transparent" style:font-size-asian="9pt" style:font-size-complex="9pt"/>
    </style:style>
    <style:style style:name="P25" style:family="paragraph" style:parent-style-name="Table_20_Contents">
      <style:paragraph-properties loext:contextual-spacing="false" fo:margin-top="0cm" fo:margin-bottom="0cm"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loext:contextual-spacing="false" fo:margin-top="0cm" fo:margin-bottom="0cm" fo:text-align="center" style:justify-single-word="false"/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27" style:family="paragraph" style:parent-style-name="Text_20_body">
      <style:paragraph-properties loext:contextual-spacing="false" fo:margin-top="0cm" fo:margin-bottom="0cm" fo:text-align="center" style:justify-single-word="false"/>
      <style:text-properties style:font-name="Times New Roman1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28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font-name="Times New Roman1" fo:font-size="10pt" fo:language="en" fo:country="US" style:font-size-asian="10pt" style:font-size-complex="10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Table_20_Contents">
      <style:paragraph-properties fo:margin-top="0cm" fo:margin-bottom="0cm" fo:text-align="center" style:justify-single-word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7pt"/>
    </style:style>
    <style:style style:name="T3" style:family="text">
      <style:text-properties style:font-name="Times New Roman1" fo:font-size="7pt" style:font-size-asian="7pt" style:font-size-complex="7pt"/>
    </style:style>
    <style:style style:name="T4" style:family="text">
      <style:text-properties style:font-name="Times New Roman1" fo:font-size="7pt" fo:font-weight="bold"/>
    </style:style>
    <style:style style:name="T5" style:family="text">
      <style:text-properties style:font-name="Times New Roman1" style:text-underline-style="solid" style:text-underline-width="auto" style:text-underline-color="font-color"/>
    </style:style>
    <style:style style:name="T6" style:family="text">
      <style:text-properties style:font-name="Times New Roman1" fo:language="ru" fo:country="RU"/>
    </style:style>
    <style:style style:name="T7" style:family="text">
      <style:text-properties style:font-name="Times New Roman1" fo:language="ru" fo:country="RU" fo:font-weight="normal" style:font-weight-asian="normal" style:font-weight-complex="normal"/>
    </style:style>
    <style:style style:name="T8" style:family="text">
      <style:text-properties style:font-name="Times New Roman1" fo:background-color="transparent" loext:char-shading-value="0"/>
    </style:style>
    <style:style style:name="T9" style:family="text"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1" fo:font-size="10pt" fo:language="en" fo:country="US" style:font-size-asian="10pt" style:font-size-complex="10pt"/>
    </style:style>
    <style:style style:name="T11" style:family="text">
      <style:text-properties style:font-name="Times New Roman1" fo:font-size="10pt" fo:language="en" fo:country="US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1" fo:font-size="10pt" fo:language="en" fo:country="US" fo:font-weight="normal" style:font-size-asian="10pt" style:font-weight-asian="normal" style:font-size-complex="10pt" style:font-weight-complex="normal"/>
    </style:style>
    <style:style style:name="T13" style:family="text">
      <style:text-properties style:font-name="Times New Roman1" fo:font-size="12pt" fo:language="en" fo:country="US" fo:font-weight="bold"/>
    </style:style>
    <style:style style:name="T14" style:family="text">
      <style:text-properties style:font-name="Times New Roman1" fo:language="en" fo:country="US"/>
    </style:style>
    <style:style style:name="T15" style:family="text">
      <style:text-properties style:font-name="Times New Roman1" fo:language="en" fo:country="US" fo:font-weight="normal" style:font-weight-asian="normal" style:font-weight-complex="normal"/>
    </style:style>
    <style:style style:name="T16" style:family="text">
      <style:text-properties style:font-name="Times New Roman" fo:font-size="10pt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style:font-name="Times New Roman" fo:font-size="10pt" fo:language="ru" fo:country="RU" style:text-underline-style="solid" style:text-underline-width="auto" style:text-underline-color="font-color" style:font-size-asian="10pt" style:font-size-complex="10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anguage="ru" fo:country="RU"/>
    </style:style>
    <style:style style:name="T21" style:family="text">
      <style:text-properties fo:language="ru" fo:country="RU" style:text-underline-style="none"/>
    </style:style>
    <style:style style:name="T22" style:family="text">
      <style:text-properties fo:language="ru" fo:country="RU" fo:font-weight="normal" style:font-weight-asian="normal" style:font-weight-complex="normal"/>
    </style:style>
    <style:style style:name="T23" style:family="text">
      <style:text-properties fo:color="#000000"/>
    </style:style>
    <style:style style:name="T24" style:family="text">
      <style:text-properties fo:color="#000000" style:font-name="Arial1" fo:font-size="12pt"/>
    </style:style>
    <style:style style:name="T25" style:family="text">
      <style:text-properties fo:color="#000000" style:font-name="Times New Roman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background-color="transparent" loext:char-shading-value="0"/>
    </style:style>
    <style:style style:name="T27" style:family="text">
      <style:text-properties style:font-name="Arial1" fo:font-size="9pt"/>
    </style:style>
    <style:style style:name="T28" style:family="text">
      <style:text-properties style:font-name="Arial1" fo:font-size="9pt" fo:language="en" fo:country="US" style:font-size-asian="10pt" style:font-size-complex="10pt"/>
    </style:style>
    <style:style style:name="T29" style:family="text">
      <style:text-properties style:font-name="Arial1" fo:font-size="12pt"/>
    </style:style>
    <style:style style:name="T30" style:family="text">
      <style:text-properties style:font-name="Arial1" fo:font-size="12pt" fo:font-weight="normal" style:font-size-asian="10pt" style:font-weight-asian="normal" style:font-size-complex="10pt" style:font-weight-complex="normal"/>
    </style:style>
    <style:style style:name="T3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YMENTS1" table:style-name="PAYMENTS1">
        <table:table-column table:style-name="PAYMENTS1.A"/>
        <table:table-column table:style-name="PAYMENTS1.B"/>
        <table:table-column table:style-name="PAYMENTS1.C"/>
        <table:table-column table:style-name="PAYMENTS1.D"/>
        <table:table-column table:style-name="PAYMENTS1.E"/>
        <table:table-column table:style-name="PAYMENTS1.F"/>
        <table:table-column table:style-name="PAYMENTS1.G"/>
        <table:table-column table:style-name="PAYMENTS1.H"/>
        <table:table-column table:style-name="PAYMENTS1.I"/>
        <table:table-column table:style-name="PAYMENTS1.J"/>
        <table:table-column table:style-name="PAYMENTS1.K"/>
        <table:table-column table:style-name="PAYMENTS1.L"/>
        <table:table-row>
          <table:table-cell table:style-name="PAYMENTS1.A1" table:number-rows-spanned="15" office:value-type="string">
            <text:p text:style-name="P13">Извещение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26"/>
            <text:p text:style-name="P26">Кассир</text:p>
          </table:table-cell>
          <table:table-cell table:style-name="PAYMENTS1.B1" table:number-columns-spanned="11" office:value-type="string">
            <text:p text:style-name="P27"/>
            <text:p text:style-name="P16"><text:span text:style-name="T20">ОО</text:span>О «<text:span text:style-name="T20">УНИЦ</text:span> ДРК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1.2">
          <table:covered-table-cell/>
          <table:table-cell table:style-name="PAYMENTS1.B2" table:number-columns-spanned="11" office:value-type="string">
            <text:p text:style-name="P10">(наименование получателя платежа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1.3">
          <table:covered-table-cell/>
          <table:table-cell table:style-name="PAYMENTS1.B3" office:value-type="string">
            <text:p text:style-name="P10"/>
          </table:table-cell>
          <table:table-cell table:style-name="PAYMENTS1.C3" table:number-columns-spanned="3" office:value-type="string">
            <text:p text:style-name="P29"><text:span text:style-name="T11">7728123515 / </text:span><text:span text:style-name="T11">772801001</text:span> </text:p>
          </table:table-cell>
          <table:covered-table-cell/>
          <table:covered-table-cell/>
          <table:table-cell table:style-name="PAYMENTS1.F3" office:value-type="string">
            <text:p text:style-name="P10"/>
          </table:table-cell>
          <table:table-cell table:style-name="PAYMENTS1.C3" table:number-columns-spanned="5" office:value-type="string">
            <text:p text:style-name="P29"><text:span text:style-name="T11">40702810602690000444</text:span><text:span text:style-name="T9"> </text:span><text:s/></text:p>
          </table:table-cell>
          <table:covered-table-cell/>
          <table:covered-table-cell/>
          <table:covered-table-cell/>
          <table:covered-table-cell/>
          <table:table-cell table:style-name="PAYMENTS1.L3" office:value-type="string">
            <text:p text:style-name="P10"/>
          </table:table-cell>
        </table:table-row>
        <table:table-row>
          <table:covered-table-cell/>
          <table:table-cell table:style-name="PAYMENTS1.B4" table:number-columns-spanned="11" office:value-type="string">
            <text:p text:style-name="P18"><text:s text:c="6"/>(ИНН/<text:span text:style-name="T20">КПП</text:span> получателя платежа) <text:s text:c="44"/>(номер счета получателя платеж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1.5">
          <table:covered-table-cell/>
          <table:table-cell table:style-name="PAYMENTS1.B5" table:number-columns-spanned="7" office:value-type="string">
            <text:p text:style-name="P17"><text:s text:c="5"/><text:span text:style-name="T17">О</text:span><text:span text:style-name="T18">ОО </text:span><text:span text:style-name="T17">"АЛЬФА-БАНК"</text:span><text:span text:style-name="T16"> <text:s text:c="12"/>БИК/КПП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PAYMENTS1.I5" table:number-columns-spanned="3" office:value-type="string">
            <text:p text:style-name="P30"><text:span text:style-name="T25">044525593 / 772801001</text:span> </text:p>
          </table:table-cell>
          <table:covered-table-cell/>
          <table:covered-table-cell/>
          <table:table-cell table:style-name="PAYMENTS1.L5" office:value-type="string">
            <text:p text:style-name="P15"/>
          </table:table-cell>
        </table:table-row>
        <table:table-row table:style-name="PAYMENTS1.6">
          <table:covered-table-cell/>
          <table:table-cell table:style-name="PAYMENTS1.B2" table:number-columns-spanned="11" office:value-type="string">
            <text:p text:style-name="P11"><text:span text:style-name="T2"><text:s text:c="6"/>(наименование банка </text:span><text:span text:style-name="T3">получателя</text:span><text:span text:style-name="T2"> платежа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1.7">
          <table:covered-table-cell/>
          <table:table-cell table:style-name="PAYMENTS1.B7" table:number-columns-spanned="5" office:value-type="string">
            <text:p text:style-name="P9"><text:span text:style-name="T5"><text:s text:c="2"/></text:span><text:span text:style-name="T19">Номер кор./сч. банка получателя платежа</text:span> <text:s/></text:p>
          </table:table-cell>
          <table:covered-table-cell/>
          <table:covered-table-cell/>
          <table:covered-table-cell/>
          <table:covered-table-cell/>
          <table:table-cell table:style-name="PAYMENTS1.I5" table:number-columns-spanned="5" office:value-type="string">
            <text:p text:style-name="P29"><text:span text:style-name="T11">30101810200000000593</text:span><text:span text:style-name="T1"> </text:span><text:s/></text:p>
          </table:table-cell>
          <table:covered-table-cell/>
          <table:covered-table-cell/>
          <table:covered-table-cell/>
          <table:covered-table-cell/>
          <table:table-cell table:style-name="PAYMENTS1.L5" office:value-type="string">
            <text:p text:style-name="P2"/>
          </table:table-cell>
        </table:table-row>
        <table:table-row>
          <table:covered-table-cell/>
          <table:table-cell table:style-name="PAYMENTS1.B4" table:number-columns-spanned="11" office:value-type="string">
            <text:p text:style-name="P12"><text:span text:style-name="T21"><text:s text:c="6"/></text:span><text:span text:style-name="T20">Оплата за обучение в ОО</text:span><text:span text:style-name="T7">О «УНИЦ ДРК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PAYMENTS1.B4" table:number-columns-spanned="11" office:value-type="string">
            <text:p text:style-name="P8"><text:s text:c="7"/>(наименование платеж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PAYMENTS1.B10" table:number-columns-spanned="3" office:value-type="string">
            <text:p text:style-name="P14"><text:span text:style-name="T1"><text:s/>Ф.И.О. плательщика:</text:span> </text:p>
          </table:table-cell>
          <table:covered-table-cell/>
          <table:covered-table-cell/>
          <table:table-cell table:style-name="PAYMENTS1.E10" table:number-columns-spanned="8" office:value-type="string">
            <text:p text:style-name="P23"><text:s/>[STUDENT_NAM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PAYMENTS1.B10" table:number-columns-spanned="3" office:value-type="string">
            <text:p text:style-name="P7"><text:span text:style-name="T1"><text:s/>Адрес плательщика:</text:span> </text:p>
          </table:table-cell>
          <table:covered-table-cell/>
          <table:covered-table-cell/>
          <table:table-cell table:style-name="PAYMENTS1.L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1.12">
          <table:covered-table-cell/>
          <table:table-cell table:style-name="PAYMENTS1.B5" table:number-columns-spanned="2" office:value-type="string">
            <text:p text:style-name="P20"><text:s/>Сумма платежа: <text:s text:c="6"/></text:p>
          </table:table-cell>
          <table:covered-table-cell/>
          <table:table-cell table:style-name="PAYMENTS1.D12" table:number-columns-spanned="3" office:value-type="string">
            <text:p text:style-name="P24"><text:span text:style-name="T1">[PAYMENT]</text:span><text:span text:style-name="T1"> руб. </text:span></text:p>
          </table:table-cell>
          <table:covered-table-cell/>
          <table:covered-table-cell/>
          <table:table-cell table:style-name="PAYMENTS1.D12" office:value-type="string">
            <text:p text:style-name="P22"><text:span text:style-name="T6">00 к</text:span><text:span text:style-name="T1">оп. </text:span></text:p>
          </table:table-cell>
          <table:table-cell table:style-name="PAYMENTS1.D12" table:number-columns-spanned="2" office:value-type="string">
            <text:p text:style-name="P20"><text:s/>Сумма платы за услуги:</text:p>
          </table:table-cell>
          <table:covered-table-cell/>
          <table:table-cell table:style-name="PAYMENTS1.D12" office:value-type="string">
            <text:p text:style-name="P20"><text:s text:c="13"/>руб.</text:p>
          </table:table-cell>
          <table:table-cell table:style-name="PAYMENTS1.E10" table:number-columns-spanned="2" office:value-type="string">
            <text:p text:style-name="P21"><text:span text:style-name="T1"><text:s text:c="5"/>коп.</text:span> </text:p>
          </table:table-cell>
          <table:covered-table-cell/>
        </table:table-row>
        <table:table-row table:style-name="PAYMENTS1.12">
          <table:covered-table-cell/>
          <table:table-cell table:style-name="PAYMENTS1.B5" table:number-columns-spanned="2" office:value-type="string">
            <text:p text:style-name="P20"><text:s/>Итого</text:p>
          </table:table-cell>
          <table:covered-table-cell/>
          <table:table-cell table:style-name="PAYMENTS1.D12" table:number-columns-spanned="3" office:value-type="string">
            <text:p text:style-name="P22">руб. </text:p>
          </table:table-cell>
          <table:covered-table-cell/>
          <table:covered-table-cell/>
          <table:table-cell table:style-name="PAYMENTS1.D12" office:value-type="string">
            <text:p text:style-name="P22">коп. </text:p>
          </table:table-cell>
          <table:table-cell table:style-name="PAYMENTS1.E10" table:number-columns-spanned="5" office:value-type="string">
            <text:p text:style-name="P20"><text:s text:c="3"/>«___»_____________ _____г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PAYMENTS1.B4" table:number-columns-spanned="11" office:value-type="string">
            <text:p text:style-name="P4"/>
            <text:p text:style-name="P6">С условиями приема указанной в платежном документе суммы, в т.ч. с суммой взимаемой платы за услуги банка ознакомлен и согласен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1.15">
          <table:covered-table-cell/>
          <table:table-cell table:style-name="PAYMENTS1.B15" table:number-columns-spanned="11" office:value-type="string">
            <text:p text:style-name="P3"><text:span text:style-name="T4">Подпись плательщика_______________ <text:s text:c="57"/></text:span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PAYMENTS2" table:style-name="PAYMENTS2">
        <table:table-column table:style-name="PAYMENTS2.A"/>
        <table:table-column table:style-name="PAYMENTS2.B"/>
        <table:table-column table:style-name="PAYMENTS2.C"/>
        <table:table-column table:style-name="PAYMENTS2.D"/>
        <table:table-column table:style-name="PAYMENTS2.E"/>
        <table:table-column table:style-name="PAYMENTS2.F"/>
        <table:table-column table:style-name="PAYMENTS2.G"/>
        <table:table-column table:style-name="PAYMENTS2.H"/>
        <table:table-column table:style-name="PAYMENTS2.I"/>
        <table:table-column table:style-name="PAYMENTS2.J"/>
        <table:table-column table:style-name="PAYMENTS2.K"/>
        <table:table-column table:style-name="PAYMENTS2.L"/>
        <table:table-row>
          <table:table-cell table:style-name="PAYMENTS2.A1" table:number-rows-spanned="15" office:value-type="string">
            <text:p text:style-name="P13">звещение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26"/>
            <text:p text:style-name="P26">Кассир</text:p>
          </table:table-cell>
          <table:table-cell table:style-name="PAYMENTS2.B1" table:number-columns-spanned="11" office:value-type="string">
            <text:p text:style-name="P27"/>
            <text:p text:style-name="P16"><text:span text:style-name="T20">ОО</text:span>О «<text:span text:style-name="T20">УНИЦ</text:span> ДРК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2.2">
          <table:covered-table-cell/>
          <table:table-cell table:style-name="PAYMENTS2.B2" table:number-columns-spanned="11" office:value-type="string">
            <text:p text:style-name="P10">(наименование получателя платежа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2.3">
          <table:covered-table-cell/>
          <table:table-cell table:style-name="PAYMENTS2.B3" office:value-type="string">
            <text:p text:style-name="P10"/>
          </table:table-cell>
          <table:table-cell table:style-name="PAYMENTS2.C3" table:number-columns-spanned="3" office:value-type="string">
            <text:p text:style-name="P28"><text:span text:style-name="T31">7728123515 / 772801001</text:span></text:p>
          </table:table-cell>
          <table:covered-table-cell/>
          <table:covered-table-cell/>
          <table:table-cell table:style-name="PAYMENTS2.F3" office:value-type="string">
            <text:p text:style-name="P10"/>
          </table:table-cell>
          <table:table-cell table:style-name="PAYMENTS2.C3" table:number-columns-spanned="5" office:value-type="string">
            <text:p text:style-name="P25"><text:span text:style-name="T14">40702810602690000444</text:span> </text:p>
          </table:table-cell>
          <table:covered-table-cell/>
          <table:covered-table-cell/>
          <table:covered-table-cell/>
          <table:covered-table-cell/>
          <table:table-cell table:style-name="PAYMENTS2.L3" office:value-type="string">
            <text:p text:style-name="P10"/>
          </table:table-cell>
        </table:table-row>
        <table:table-row>
          <table:covered-table-cell/>
          <table:table-cell table:style-name="PAYMENTS2.B1" table:number-columns-spanned="11" office:value-type="string">
            <text:p text:style-name="P18"><text:s text:c="6"/>(ИНН/<text:span text:style-name="T20">КПП</text:span> получателя платежа) <text:s text:c="44"/>(номер счета получателя платеж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2.5">
          <table:covered-table-cell/>
          <table:table-cell table:style-name="PAYMENTS2.B5" table:number-columns-spanned="7" office:value-type="string">
            <text:p text:style-name="P17"><text:s text:c="5"/><text:span text:style-name="T17">О</text:span><text:span text:style-name="T18">ОО</text:span><text:span text:style-name="T17"> "АЛЬФА-БАНК"</text:span><text:span text:style-name="T16"> <text:s text:c="12"/>БИК/КПП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PAYMENTS2.C3" table:number-columns-spanned="3" office:value-type="string">
            <text:p text:style-name="P19"><text:span text:style-name="T23">044525593 / 772801001</text:span> </text:p>
          </table:table-cell>
          <table:covered-table-cell/>
          <table:covered-table-cell/>
          <table:table-cell table:style-name="PAYMENTS2.L5" office:value-type="string">
            <text:p text:style-name="P15"/>
          </table:table-cell>
        </table:table-row>
        <table:table-row table:style-name="PAYMENTS2.6">
          <table:covered-table-cell/>
          <table:table-cell table:style-name="PAYMENTS2.B2" table:number-columns-spanned="11" office:value-type="string">
            <text:p text:style-name="P11"><text:span text:style-name="T2"><text:s text:c="6"/>(наименование банка </text:span><text:span text:style-name="T3">получателя</text:span><text:span text:style-name="T2"> платежа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2.7">
          <table:covered-table-cell/>
          <table:table-cell table:style-name="PAYMENTS2.B7" table:number-columns-spanned="5" office:value-type="string">
            <text:p text:style-name="P9"><text:span text:style-name="T5"><text:s text:c="2"/></text:span><text:span text:style-name="T19">Номер кор./сч. банка получателя платежа</text:span> <text:s/></text:p>
          </table:table-cell>
          <table:covered-table-cell/>
          <table:covered-table-cell/>
          <table:covered-table-cell/>
          <table:covered-table-cell/>
          <table:table-cell table:style-name="PAYMENTS2.C3" table:number-columns-spanned="5" office:value-type="string">
            <text:p text:style-name="P5"><text:span text:style-name="T15">30101810200000000593</text:span> </text:p>
          </table:table-cell>
          <table:covered-table-cell/>
          <table:covered-table-cell/>
          <table:covered-table-cell/>
          <table:covered-table-cell/>
          <table:table-cell table:style-name="PAYMENTS2.L5" office:value-type="string">
            <text:p text:style-name="P2"/>
          </table:table-cell>
        </table:table-row>
        <table:table-row>
          <table:covered-table-cell/>
          <table:table-cell table:style-name="PAYMENTS2.B1" table:number-columns-spanned="11" office:value-type="string">
            <text:p text:style-name="P12"><text:span text:style-name="T21"><text:s text:c="6"/></text:span><text:span text:style-name="T20">Оплата за обучение </text:span><text:span text:style-name="T22">в ОО</text:span><text:span text:style-name="T7">О «УНИЦ ДРК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PAYMENTS2.B1" table:number-columns-spanned="11" office:value-type="string">
            <text:p text:style-name="P8"><text:s text:c="7"/>(наименование платеж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PAYMENTS2.B10" table:number-columns-spanned="3" office:value-type="string">
            <text:p text:style-name="P14"><text:span text:style-name="T1"><text:s/>Ф.И.О. плательщика:</text:span> </text:p>
          </table:table-cell>
          <table:covered-table-cell/>
          <table:covered-table-cell/>
          <table:table-cell table:style-name="PAYMENTS2.E10" table:number-columns-spanned="8" office:value-type="string">
            <text:p text:style-name="P21"><text:s/><text:span text:style-name="T26">[STUDENT_NAM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PAYMENTS2.B10" table:number-columns-spanned="3" office:value-type="string">
            <text:p text:style-name="P7"><text:span text:style-name="T1"><text:s/>Адрес плательщика:</text:span> </text:p>
          </table:table-cell>
          <table:covered-table-cell/>
          <table:covered-table-cell/>
          <table:table-cell table:style-name="PAYMENTS2.L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2.12">
          <table:covered-table-cell/>
          <table:table-cell table:style-name="PAYMENTS2.B5" table:number-columns-spanned="2" office:value-type="string">
            <text:p text:style-name="P20"><text:s/>Сумма платежа: <text:s text:c="6"/></text:p>
          </table:table-cell>
          <table:covered-table-cell/>
          <table:table-cell table:style-name="PAYMENTS2.D12" table:number-columns-spanned="3" office:value-type="string">
            <text:p text:style-name="P22"><text:span text:style-name="T8">[PAYMENT]</text:span><text:span text:style-name="T1"> руб. </text:span></text:p>
          </table:table-cell>
          <table:covered-table-cell/>
          <table:covered-table-cell/>
          <table:table-cell table:style-name="PAYMENTS2.D12" office:value-type="string">
            <text:p text:style-name="P22"><text:span text:style-name="T6">00 к</text:span><text:span text:style-name="T1">оп. </text:span></text:p>
          </table:table-cell>
          <table:table-cell table:style-name="PAYMENTS2.D12" table:number-columns-spanned="2" office:value-type="string">
            <text:p text:style-name="P20"><text:s/>Сумма платы за услуги:</text:p>
          </table:table-cell>
          <table:covered-table-cell/>
          <table:table-cell table:style-name="PAYMENTS2.D12" office:value-type="string">
            <text:p text:style-name="P20"><text:s text:c="13"/>руб.</text:p>
          </table:table-cell>
          <table:table-cell table:style-name="PAYMENTS2.E10" table:number-columns-spanned="2" office:value-type="string">
            <text:p text:style-name="P21"><text:span text:style-name="T1"><text:s text:c="5"/>коп.</text:span> </text:p>
          </table:table-cell>
          <table:covered-table-cell/>
        </table:table-row>
        <table:table-row table:style-name="PAYMENTS2.12">
          <table:covered-table-cell/>
          <table:table-cell table:style-name="PAYMENTS2.B5" table:number-columns-spanned="2" office:value-type="string">
            <text:p text:style-name="P20"><text:s/>Итого</text:p>
          </table:table-cell>
          <table:covered-table-cell/>
          <table:table-cell table:style-name="PAYMENTS2.D12" table:number-columns-spanned="3" office:value-type="string">
            <text:p text:style-name="P22">руб. </text:p>
          </table:table-cell>
          <table:covered-table-cell/>
          <table:covered-table-cell/>
          <table:table-cell table:style-name="PAYMENTS2.D12" office:value-type="string">
            <text:p text:style-name="P22">коп. </text:p>
          </table:table-cell>
          <table:table-cell table:style-name="PAYMENTS2.E10" table:number-columns-spanned="5" office:value-type="string">
            <text:p text:style-name="P20"><text:s text:c="3"/>«___»_____________ _____г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PAYMENTS2.B1" table:number-columns-spanned="11" office:value-type="string">
            <text:p text:style-name="P4"/>
            <text:p text:style-name="P6">С условиями приема указанной в платежном документе суммы, в т.ч. с суммой взимаемой платы за услуги банка ознакомлен и согласен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AYMENTS2.15">
          <table:covered-table-cell/>
          <table:table-cell table:style-name="PAYMENTS2.B15" table:number-columns-spanned="11" office:value-type="string">
            <text:p text:style-name="P3"><text:span text:style-name="T4">Подпись плательщика_______________ <text:s text:c="57"/></text:span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5-10-01T14:32:19.75</meta:creation-date>
    <dc:date>2019-04-25T00:04:21.50</dc:date>
    <meta:editing-duration>PT6H58M1S</meta:editing-duration>
    <meta:editing-cycles>23</meta:editing-cycles>
    <meta:generator>OpenOffice/4.1.1$Win32 OpenOffice.org_project/411m6$Build-9775</meta:generator>
    <meta:document-statistic meta:table-count="2" meta:image-count="0" meta:object-count="0" meta:page-count="1" meta:paragraph-count="58" meta:word-count="176" meta:character-count="1760"/>
  </office:meta>
</office:document-meta>
</file>